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5bd3" officeooo:paragraph-rsid="00067660"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9855e" officeooo:paragraph-rsid="00067660" style:font-weight-asian="bold" style:font-weight-complex="bold"/>
    </style:style>
    <style:style style:name="P3" style:family="paragraph" style:parent-style-name="Standard">
      <style:text-properties officeooo:rsid="000b5bd3" officeooo:paragraph-rsid="00067660"/>
    </style:style>
    <style:style style:name="P4" style:family="paragraph" style:parent-style-name="Standard">
      <style:text-properties officeooo:rsid="000b9f83" officeooo:paragraph-rsid="00067660"/>
    </style:style>
    <style:style style:name="P5" style:family="paragraph" style:parent-style-name="Standard">
      <style:text-properties officeooo:rsid="0019855e" officeooo:paragraph-rsid="00067660"/>
    </style:style>
    <style:style style:name="P6" style:family="paragraph" style:parent-style-name="Standard">
      <style:text-properties fo:font-style="italic" style:text-underline-style="solid" style:text-underline-width="auto" style:text-underline-color="font-color" fo:font-weight="bold" officeooo:rsid="001d9cb3" officeooo:paragraph-rsid="00067660" style:font-style-asian="italic" style:font-weight-asian="bold" style:font-style-complex="italic" style:font-weight-complex="bold"/>
    </style:style>
    <style:style style:name="P7" style:family="paragraph" style:parent-style-name="Standard">
      <style:text-properties officeooo:rsid="001b3d2e" officeooo:paragraph-rsid="00067660"/>
    </style:style>
    <style:style style:name="P8" style:family="paragraph" style:parent-style-name="Standard">
      <style:text-properties officeooo:rsid="001c799c" officeooo:paragraph-rsid="00067660"/>
    </style:style>
    <style:style style:name="P9" style:family="paragraph" style:parent-style-name="Standard">
      <style:text-properties officeooo:rsid="001efbf4" officeooo:paragraph-rsid="00067660"/>
    </style:style>
    <style:style style:name="P10" style:family="paragraph" style:parent-style-name="Standard">
      <style:text-properties fo:font-weight="normal" officeooo:rsid="001c799c" officeooo:paragraph-rsid="00067660" style:font-weight-asian="normal" style:font-weight-complex="normal"/>
    </style:style>
    <style:style style:name="P11" style:family="paragraph" style:parent-style-name="Standard">
      <style:text-properties officeooo:rsid="001d87f4" officeooo:paragraph-rsid="00067660"/>
    </style:style>
    <style:style style:name="P12" style:family="paragraph" style:parent-style-name="Standard">
      <style:text-properties officeooo:rsid="001d9cb3" officeooo:paragraph-rsid="00067660"/>
    </style:style>
    <style:style style:name="P13" style:family="paragraph" style:parent-style-name="Standard">
      <style:paragraph-properties fo:margin-left="0cm" fo:margin-right="0cm" fo:text-indent="0cm" style:auto-text-indent="false"/>
      <style:text-properties officeooo:rsid="001d9cb3" officeooo:paragraph-rsid="00067660"/>
    </style:style>
    <style:style style:name="P14" style:family="paragraph" style:parent-style-name="Standard">
      <style:paragraph-properties fo:padding="0.074cm" fo:border-left="none" fo:border-right="none" fo:border-top="none" fo:border-bottom="0.06pt solid #000000" style:join-border="false"/>
      <style:text-properties officeooo:rsid="0019855e" officeooo:paragraph-rsid="00067660"/>
    </style:style>
    <style:style style:name="P15"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16" style:family="paragraph" style:parent-style-name="List_20_Paragraph" style:list-style-name="WWNum1"/>
    <style:style style:name="P17" style:family="paragraph" style:parent-style-name="List_20_Paragraph" style:list-style-name="WWNum1">
      <style:paragraph-properties fo:break-before="page"/>
    </style:style>
    <style:style style:name="T1" style:family="text">
      <style:text-properties style:text-position="super 58%"/>
    </style:style>
    <style:style style:name="T2" style:family="text">
      <style:text-properties officeooo:rsid="000b9f83"/>
    </style:style>
    <style:style style:name="T3" style:family="text">
      <style:text-properties officeooo:rsid="000b9e31"/>
    </style:style>
    <style:style style:name="T4" style:family="text">
      <style:text-properties officeooo:rsid="000d7fa3"/>
    </style:style>
    <style:style style:name="T5" style:family="text">
      <style:text-properties officeooo:rsid="001d9cb3"/>
    </style:style>
    <style:style style:name="T6" style:family="text">
      <style:text-properties officeooo:rsid="001b3d2e"/>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0ce24"/>
    </style:style>
    <style:style style:name="T10" style:family="text">
      <style:text-properties officeooo:rsid="001efbf4"/>
    </style:style>
    <style:style style:name="T11" style:family="text">
      <style:text-properties officeooo:rsid="00083c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ursday 8<text:span text:style-name="T1">th</text:span> October</text:p>
      <text:list xml:id="list4467258769692301849" text:style-name="WWNum1">
        <text:list-item>
          <text:p text:style-name="P16">Began with a brainstorming session to make a list of possible ideas.</text:p>
        </text:list-item>
        <text:list-item>
          <text:p text:style-name="P16">During this, a list of game genres was consulted. The list was ordered from easiest to hardest to build a minimum viable product (source: Extra-Creditz). This was to keep our ideas manageable.</text:p>
        </text:list-item>
        <text:list-item>
          <text:p text:style-name="P16">Ideas were:</text:p>
          <text:list>
            <text:list-item>
              <text:p text:style-name="P16">Turn based RPG based on solving Boolean logic puzzles to attack.</text:p>
            </text:list-item>
            <text:list-item>
              <text:p text:style-name="P16">2D platformer controlling a robot. The robot has had his code erased and needs the player to periodically re-enter its missing code.</text:p>
            </text:list-item>
            <text:list-item>
              <text:p text:style-name="P16">Game based around solving Boolean logic puzzles to manipulate optical illusions.</text:p>
            </text:list-item>
            <text:list-item>
              <text:p text:style-name="P16">Driving game where you programme a car with commands to guide it round a track.</text:p>
            </text:list-item>
            <text:list-item>
              <text:p text:style-name="P16">Game where a player has to fill in the gaps of incomplete code.</text:p>
            </text:list-item>
            <text:list-item>
              <text:p text:style-name="P16">Bejewelled-style game where a player has to match together chunks of code from the same script.</text:p>
            </text:list-item>
          </text:list>
        </text:list-item>
      </text:list>
      <text:p text:style-name="Standard"/>
      <text:list xml:id="list114210167200695" text:continue-numbering="true" text:style-name="WWNum1">
        <text:list-item>
          <text:p text:style-name="P16">Group then discussed advantages and disadvantages of each idea to pick our final three.</text:p>
        </text:list-item>
        <text:list-item>
          <text:p text:style-name="P16">Final three were:</text:p>
          <text:list>
            <text:list-item>
              <text:p text:style-name="P16">Boolean RPG</text:p>
              <text:list>
                <text:list-item>
                  <text:p text:style-name="P16">Directly teaches logic</text:p>
                </text:list-item>
                <text:list-item>
                  <text:p text:style-name="P16">Easy to make engaging</text:p>
                </text:list-item>
              </text:list>
            </text:list-item>
            <text:list-item>
              <text:p text:style-name="P16">2D Robot Platformer</text:p>
              <text:list>
                <text:list-item>
                  <text:p text:style-name="P16">Directly teaches code</text:p>
                </text:list-item>
                <text:list-item>
                  <text:p text:style-name="P16">Platforming is fun</text:p>
                </text:list-item>
                <text:list-item>
                  <text:p text:style-name="P16">Robots could be made to look like anything (multiple characters possible)</text:p>
                </text:list-item>
                <text:list-item>
                  <text:p text:style-name="P16">Robots are easy to animate (if on wheels/skis/floating)</text:p>
                </text:list-item>
              </text:list>
            </text:list-item>
            <text:list-item>
              <text:p text:style-name="P16">Bejewelled code matching game</text:p>
              <text:list>
                <text:list-item>
                  <text:p text:style-name="P16">Directly teaches code</text:p>
                </text:list-item>
                <text:list-item>
                  <text:p text:style-name="P16">Causal – could be exported to phones</text:p>
                </text:list-item>
                <text:list-item>
                  <text:p text:style-name="P16">Bejewelled is already popular with age group</text:p>
                </text:list-item>
                <text:list-item>
                  <text:p text:style-name="P16">Easy to make visually appealing</text:p>
                </text:list-item>
              </text:list>
            </text:list-item>
          </text:list>
        </text:list-item>
        <text:list-item>
          <text:p text:style-name="P16">Rejected ideas:</text:p>
          <text:list>
            <text:list-item>
              <text:p text:style-name="P16">Optical illusions</text:p>
              <text:list>
                <text:list-item>
                  <text:p text:style-name="P16">Would be too difficult to create Escher-like graphics</text:p>
                </text:list-item>
                <text:list-item>
                  <text:p text:style-name="P16">Difficult to introduce coding elements</text:p>
                </text:list-item>
              </text:list>
            </text:list-item>
            <text:list-item>
              <text:p text:style-name="P16">Driving game</text:p>
              <text:list>
                <text:list-item>
                  <text:p text:style-name="P16">Worried that it wouldn’t be engaging enough when compared to traditional driving games</text:p>
                </text:list-item>
              </text:list>
            </text:list-item>
            <text:list-item>
              <text:p text:style-name="P16">Fill in the gaps</text:p>
              <text:list>
                <text:list-item>
                  <text:p text:style-name="P16">Worried that this also wouldn’t be engaging by itself</text:p>
                </text:list-item>
                <text:list-item>
                  <text:p text:style-name="P16">However, decided that the concept could work well in combination with other games</text:p>
                </text:list-item>
              </text:list>
            </text:list-item>
          </text:list>
        </text:list-item>
      </text:list>
      <text:p text:style-name="Standard"/>
      <text:list xml:id="list114208981294866" text:continue-numbering="true" text:style-name="WWNum1">
        <text:list-item>
          <text:p text:style-name="P17">Having settled on a final three ideas (for now) we fleshed out each idea a bit.</text:p>
          <text:list>
            <text:list-item>
              <text:p text:style-name="P16">Bejewelled matching game</text:p>
              <text:list>
                <text:list-item>
                  <text:p text:style-name="P16">Considered having the game exactly like Bejewelled, except with the colours replaced by types of variables. So the player would match together ints, chars, floats etc. There were concerns that this would be too easy and unengaging.</text:p>
                </text:list-item>
                <text:list-item>
                  <text:p text:style-name="P16">Considered having a grid made up of rows and columns. The player would need to swap tiles on each row in order to make the columns read as completed code. First row would be start of code, second row would be next part and so on.</text:p>
                </text:list-item>
                <text:list-item>
                  <text:p text:style-name="P16">Group decided this concept could work.</text:p>
                </text:list-item>
                <text:list-item>
                  <text:p text:style-name="P16">Increasing difficulty, introducing new concepts between levels. Could increase number of rows as the player carries on too.</text:p>
                </text:list-item>
                <text:list-item>
                  <text:p text:style-name="P16">Could have each level actually run code in order to show player what they’ve made, which provide a satisfying feedback loop for the player.</text:p>
                </text:list-item>
                <text:list-item>
                  <text:p text:style-name="P16">Should be easy to create graphically</text:p>
                </text:list-item>
                <text:list-item>
                  <text:p text:style-name="P16">Could be put on phones</text:p>
                </text:list-item>
              </text:list>
            </text:list-item>
            <text:list-item>
              <text:p text:style-name="P16">Robot platformer</text:p>
              <text:list>
                <text:list-item>
                  <text:p text:style-name="P16">Initial concept was a robot who has had his code deleted. The player would need to re-enter missing parts of the code in order to progress.</text:p>
                </text:list-item>
                <text:list-item>
                  <text:p text:style-name="P16">An early challenge could be for the player to declare a variable for the robots movements speed in order for him to be able to move again.</text:p>
                </text:list-item>
                <text:list-item>
                  <text:p text:style-name="P16">Other challenges might include operating a lift, which runs a for-loop in order to ascend.</text:p>
                </text:list-item>
                <text:list-item>
                  <text:p text:style-name="P16">Gameplay would involve standard 2D platforming in order to keep player engaged.</text:p>
                </text:list-item>
                <text:list-item>
                  <text:p text:style-name="P16">Game could open with robot being fully operational in order to get player immediately engaged with more “gamey” aspect before throwing them into coding.</text:p>
                </text:list-item>
                <text:list-item>
                  <text:p text:style-name="P16">Robot characters have advantage of being easy to animate (providing they have wheels rather than legs) and can look like anything. Could have multiple characters for player to choose from (some cute, some cool).</text:p>
                </text:list-item>
              </text:list>
            </text:list-item>
            <text:list-item>
              <text:p text:style-name="P16">Boolean RPG</text:p>
              <text:list>
                <text:list-item>
                  <text:p text:style-name="P16">Player would progress over a map, engaging in battles with monsters.</text:p>
                </text:list-item>
                <text:list-item>
                  <text:p text:style-name="P16">Each monster would have a Boolean logic statement, which the player must solve in order to beat it. There were two ways we discussed of doing this:</text:p>
                  <text:list>
                    <text:list-item>
                      <text:p text:style-name="P16">Either the player is given a statement (e.g. X &amp; Y) and told whether each variable is true or false (e.g. X = 1, Y = 0). The player would then need to work out if the statement is true for these variables.</text:p>
                    </text:list-item>
                    <text:list-item>
                      <text:p text:style-name="P16">Or the player is given a statement, and then has to set the variables to either true or false so that the statement is true.</text:p>
                    </text:list-item>
                  </text:list>
                </text:list-item>
                <text:list-item>
                  <text:p text:style-name="P16">We went with the latter, as it gave the player more options, making it more engaging and challenging.</text:p>
                </text:list-item>
                <text:list-item>
                  <text:p text:style-name="P16">Decided that instead of algebraic expressions, the challenge could be framed in terms of elemental attacks. So instead of (X &amp; Y), we have “this creature is weak to water and fire attacks.” The player would then need to use fire and water to beat the creature.</text:p>
                </text:list-item>
                <text:list-item>
                  <text:p text:style-name="P16">Creature health based on number of possible solutions, so (X &amp; Y) would have 1 health, whereas (X or Y) would have 3 health.</text:p>
                </text:list-item>
                <text:list-item>
                  <text:p text:style-name="P16"><text:soft-page-break/>Some concerns expressed that the fantasy elements might be too boy-y and nerdy, and might only interest kids who would already be interested in computer science. However, the gameplay mechanics could be applied to other themes as well.</text:p>
                </text:list-item>
              </text:list>
            </text:list-item>
          </text:list>
        </text:list-item>
        <text:list-item>
          <text:p text:style-name="P16">Ended meeting there. Group will meet again on 12/10/2015 to discuss any other possible ideas and improvements on existing ones. We will also split the presentation amongst the group.</text:p>
        </text:list-item>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P1"><text:soft-page-break/>12<text:span text:style-name="T1">th</text:span> October Minutes</text:p>
      <text:p text:style-name="P3"/>
      <text:p text:style-name="P3"/>
      <text:p text:style-name="P3">Discussion of <text:span text:style-name="T2">other in-game unique points/game-play ideas for each potential game:</text:span></text:p>
      <text:p text:style-name="P3"/>
      <text:p text:style-name="P3">Discussion of power point contents:</text:p>
      <text:p text:style-name="P3"/>
      <text:p text:style-name="P3">- <text:span text:style-name="T3">Intros</text:span></text:p>
      <text:p text:style-name="P3">- <text:span text:style-name="T3">Core ideas</text:span></text:p>
      <text:p text:style-name="P3">- <text:span text:style-name="T3">Each idea:</text:span></text:p>
      <text:p text:style-name="P3"/>
      <text:p text:style-name="P3"><text:tab/>- <text:span text:style-name="T3">Overview → visual mock-up</text:span></text:p>
      <text:p text:style-name="P3"><text:tab/>- Unique selling point</text:p>
      <text:p text:style-name="P3"><text:tab/>- SWOT analysis</text:p>
      <text:p text:style-name="P3"><text:tab/>- Big pretty pictures</text:p>
      <text:p text:style-name="P3"><text:tab/>- <text:span text:style-name="T3">5-6 slides per game</text:span></text:p>
      <text:p text:style-name="P3"/>
      <text:p text:style-name="P4">Split into groups of 2, each taking a power point (Chaz &amp; Jack – RPG game, Josh &amp; Liam – <text:span text:style-name="T4">2D Platform </text:span>Robot game, Alex &amp; Yucheng – Bejewelled-type slider game)</text:p>
      <text:p text:style-name="P4"/>
      <text:p text:style-name="P4">Agreed to work on them on Tuesday 13<text:span text:style-name="T1">th</text:span> as pairs then assimilate the slides into one powerpoint on the Wednesday 14<text:span text:style-name="T1">th</text:span>/Thursday 15<text:span text:style-name="T1">th</text:span>. </text:p>
      <text:p text:style-name="P3"/>
      <text:p text:style-name="P3"/>
      <text:p text:style-name="P3"/>
      <text:p text:style-name="P3"/>
      <text:p text:style-name="P3"/>
      <text:p text:style-name="P3"/>
      <text:p text:style-name="P3"/>
      <text:p text:style-name="P3"/>
      <text:p text:style-name="P3"/>
      <text:p text:style-name="P3"/>
      <text:p text:style-name="P2"><text:soft-page-break/>26<text:span text:style-name="T1">th</text:span> October Minutes</text:p>
      <text:p text:style-name="P5"/>
      <text:p text:style-name="P6">Set up group <text:span text:style-name="T11">GitHub</text:span></text:p>
      <text:p text:style-name="P5"/>
      <text:p text:style-name="P5">Modules – prototype discussion – other game discussion</text:p>
      <text:p text:style-name="P5"/>
      <text:p text:style-name="P5">Potential battle question: for loop, iterate over 5 times, guess the variable number</text:p>
      <text:p text:style-name="P5">Potential battle question: random choice, assignments</text:p>
      <text:p text:style-name="P5">Incorrect answer to a question will choose a random element. </text:p>
      <text:p text:style-name="P5"/>
      <text:p text:style-name="P5">After a few rounds; comparing the types used in the battle so far</text:p>
      <text:p text:style-name="P5"/>
      <text:p text:style-name="P5">Speed pickup item to fit somewhere in the game</text:p>
      <text:p text:style-name="P5"/>
      <text:p text:style-name="P5">Simple text based version of battle</text:p>
      <text:p text:style-name="P5"/>
      <text:p text:style-name="P7">Attack type stored within an array – I.e Fire (1) Water (10) Grass (100) </text:p>
      <text:p text:style-name="P7"/>
      <text:p text:style-name="P7">Tutorial – bring in each logical symbol one at a time. I.e “Not Grass” to introduce th symbol... then “Not Not Grass” to indicate the symbol chaining</text:p>
      <text:p text:style-name="P7"/>
      <text:p text:style-name="P8">Card idea <text:span text:style-name="T5">(?)</text:span> – someone add to this … </text:p>
      <text:p text:style-name="P8"/>
      <text:p text:style-name="P9">win – big reward, lose – small reward</text:p>
      <text:p text:style-name="P14"/>
      <text:p text:style-name="P5"/>
      <text:p text:style-name="P5"><text:span text:style-name="T6">Prototype p</text:span>lan:</text:p>
      <text:p text:style-name="P5"/>
      <text:p text:style-name="P5">Battle layout – static shapes, no animation, printouts of text rather than animations. </text:p>
      <text:p text:style-name="P5"/>
      <text:p text:style-name="P8">State machine:</text:p>
      <text:p text:style-name="P8"><text:soft-page-break/></text:p>
      <text:p text:style-name="P8">Enumerated type listing all states the game can <text:s/>be in;</text:p>
      <text:p text:style-name="P8"/>
      <text:p text:style-name="P8">start, then a seperate start script which initializes game, then tells state machine start is finished and move onto next stage. </text:p>
      <text:p text:style-name="P8"/>
      <text:p text:style-name="P8">If youre in this state, do this, if your in this state, do this </text:p>
      <text:p text:style-name="P8"/>
      <text:p text:style-name="P8">state machine will call only call <text:span text:style-name="T7">one script, </text:span><text:span text:style-name="T8">within this script it will call everything else required.</text:span></text:p>
      <text:p text:style-name="P8"/>
      <text:p text:style-name="P10">enum types {</text:p>
      <text:p text:style-name="P8">…</text:p>
      <text:p text:style-name="P8">… </text:p>
      <text:p text:style-name="P10">}</text:p>
      <text:p text:style-name="P7"/>
      <text:p text:style-name="P8">switch<text:line-break/>case START: call start scripts</text:p>
      <text:p text:style-name="P8">case BATTLE_BEGINS: call battle scripts</text:p>
      <text:p text:style-name="P8"/>
      <text:p text:style-name="P8"/>
      <text:p text:style-name="P8"/>
      <text:p text:style-name="P11">Alex / Chaz – begin working with SDL – get a background set up, maybe a map?</text:p>
      <text:p text:style-name="P11"/>
      <text:p text:style-name="P11">- <text:s/><text:span text:style-name="T9">Background – Images for characters – try get a variable from code to display a health</text:span></text:p>
      <text:p text:style-name="P11"/>
      <text:p text:style-name="P11">Josh/Yucheng/Jack/Liam – State machine work. </text:p>
      <text:p text:style-name="P11"/>
      <text:p text:style-name="P12">START </text:p>
      <text:p text:style-name="P11">- <text:span text:style-name="T5">Fetch player/boss health</text:span></text:p>
      <text:p text:style-name="P11">- <text:span text:style-name="T5">Generate/fetch a problem</text:span></text:p>
      <text:p text:style-name="P11"/>
      <text:p text:style-name="P12">PLAYER CHOICE</text:p>
      <text:p text:style-name="P12"><text:soft-page-break/>- (input buttons – fire/etc)</text:p>
      <text:p text:style-name="P12">- take input</text:p>
      <text:p text:style-name="P12"/>
      <text:p text:style-name="P12">PLAYER ACTION</text:p>
      <text:p text:style-name="P12"/>
      <text:p text:style-name="P12">- check solution</text:p>
      <text:p text:style-name="P12">- animate</text:p>
      <text:p text:style-name="P12">- does an attack – displays damage</text:p>
      <text:p text:style-name="P12">- changes boss health</text:p>
      <text:p text:style-name="P12"/>
      <text:p text:style-name="P12">CHECK HEALTH</text:p>
      <text:p text:style-name="P12"/>
      <text:p text:style-name="P12">- if health zero go to win</text:p>
      <text:p text:style-name="P12">- if health not zero do something else...</text:p>
      <text:p text:style-name="P11">- <text:span text:style-name="T5">back to PLAYER CHOICE (during battle)</text:span></text:p>
      <text:p text:style-name="P11"/>
      <text:p text:style-name="P11"/>
      <text:p text:style-name="P12">WIN</text:p>
      <text:p text:style-name="P12"><text:s/>- … <text:span text:style-name="T10">exit</text:span></text:p>
      <text:p text:style-name="P12"/>
      <text:p text:style-name="P12"/>
      <text:p text:style-name="P12">LOSE</text:p>
      <text:p text:style-name="P12">- … <text:span text:style-name="T10">exit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dc:creator>Jack Williams</dc:creator>
    <meta:editing-cycles>3</meta:editing-cycles>
    <meta:creation-date>2015-10-08T15:59:00</meta:creation-date>
    <dc:date>2016-01-13T11:42:08.349973447</dc:date>
    <meta:editing-duration>PT9M15S</meta:editing-duration>
    <meta:generator>LibreOffice/4.3.7.2$Linux_X86_64 LibreOffice_project/430$Build-2</meta:generator>
    <meta:document-statistic meta:table-count="0" meta:image-count="0" meta:object-count="0" meta:page-count="7" meta:paragraph-count="121" meta:word-count="1315" meta:character-count="7361" meta:non-whitespace-character-count="61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